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auto_547b550d" style:family="table-cell" style:parent-style-name="Default">
      <style:table-cell-properties fo:background-color="#ddeeff" fo:text-align="center" fo:border="0.05pt solid #000000"/>
    </style:style>
    <style:style style:name="auto_6cda5fa0" style:family="table-cell" style:parent-style-name="Default">
      <style:table-cell-properties fo:background-color="#c8facc" fo:text-align="end"/>
    </style:style>
    <style:style style:name="auto_abfee0f2" style:family="table-cell" style:parent-style-name="Default">
      <style:table-cell-properties fo:background-color="#c8facc" fo:text-align="center"/>
    </style:style>
    <style:style style:name="auto_8709cbf3" style:family="table-cell" style:parent-style-name="Default">
      <style:table-cell-properties fo:background-color="#ffffff"/>
    </style:style>
    <style:style style:name="auto_66bd886f" style:family="table-cell" style:parent-style-name="Default">
      <style:table-cell-properties fo:background-color="#fce3e3" fo:text-align="cente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_1">
        <table:table-column table:number-columns-repeated="2"/>
        <table:table-row>
          <table:table-cell table:style-name="auto_547b550d">
            <text:p text:style-name="CenterPara">Task</text:p>
          </table:table-cell>
          <table:table-cell table:style-name="auto_547b550d">
            <text:p text:style-name="CenterPara">Status</text:p>
          </table:table-cell>
        </table:table-row>
        <table:table-row>
          <table:table-cell table:style-name="auto_6cda5fa0">
            <text:p text:style-name="Standard"><text:span text:style-name="auto_4f3da199">HTML Import</text:span></text:p>
          </table:table-cell>
          <table:table-cell table:style-name="auto_abfee0f2">
            <text:p text:style-name="Standard">✔</text:p>
          </table:table-cell>
        </table:table-row>
        <table:table-row>
          <table:table-cell table:style-name="auto_8709cbf3">
            <text:p text:style-name="Standard">Table Styling</text:p>
          </table:table-cell>
          <table:table-cell table:style-name="auto_abfee0f2">
            <text:p text:style-name="Standard">✔</text:p>
          </table:table-cell>
        </table:table-row>
        <table:table-row>
          <table:table-cell table:style-name="auto_8709cbf3">
            <text:p text:style-name="Standard">Pending Task</text:p>
          </table:table-cell>
          <table:table-cell table:style-name="auto_66bd886f">
            <text:p text:style-name="Standard">☐</text:p>
          </table:table-cell>
        </table:table-row>
      </table:table>
    </office:text>
  </office:body>
  <office:styles/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CenterPara" style:family="paragraph" style:parent-style-name="Standard" style:class="text">
      <style:paragraph-properties fo:text-align="center"/>
    </style:style>
    <style:style style:name="LeftPara" style:family="paragraph" style:parent-style-name="Standard" style:class="text">
      <style:paragraph-properties fo:text-align="left"/>
    </style:style>
    <style:style style:name="RightPara" style:family="paragraph" style:parent-style-name="Standard" style:class="text">
      <style:paragraph-properties fo:text-align="right"/>
    </style:style>
    <style:style style:name="auto_547b550d" style:family="text" style:parent-style-name="Standard">
      <style:text-properties/>
    </style:style>
    <style:style style:name="auto_6cda5fa0" style:family="text" style:parent-style-name="Standard">
      <style:text-properties/>
    </style:style>
    <style:style style:name="auto_4f3da199" style:family="text" style:parent-style-name="Standard">
      <style:text-properties fo:font-weight="bold"/>
    </style:style>
    <style:style style:name="auto_abfee0f2" style:family="text" style:parent-style-name="Standard">
      <style:text-properties/>
    </style:style>
    <style:style style:name="auto_8709cbf3" style:family="text" style:parent-style-name="Standard">
      <style:text-properties/>
    </style:style>
    <style:style style:name="auto_66bd886f" style:family="text" style:parent-style-name="Standard">
      <style:text-properties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auto_547b550d" style:family="table-cell" style:parent-style-name="Default">
      <style:table-cell-properties fo:background-color="#ddeeff" fo:text-align="center" fo:border="0.05pt solid #000000"/>
    </style:style>
    <style:style style:name="auto_6cda5fa0" style:family="table-cell" style:parent-style-name="Default">
      <style:table-cell-properties fo:background-color="#c8facc" fo:text-align="end"/>
    </style:style>
    <style:style style:name="auto_abfee0f2" style:family="table-cell" style:parent-style-name="Default">
      <style:table-cell-properties fo:background-color="#c8facc" fo:text-align="center"/>
    </style:style>
    <style:style style:name="auto_8709cbf3" style:family="table-cell" style:parent-style-name="Default">
      <style:table-cell-properties fo:background-color="#ffffff"/>
    </style:style>
    <style:style style:name="auto_66bd886f" style:family="table-cell" style:parent-style-name="Default">
      <style:table-cell-properties fo:background-color="#fce3e3" fo:text-align="center"/>
    </style:style>
  </office:automatic-styles>
  <office:master-styles>
    <style:master-page style:name="Standard" style:page-layout-name="Mpm1" draw:style-name="Mdp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18:57:09.877274787</meta:creation-date>
    <dc:date>2025-05-04T18:52:10.541490559</dc:date>
    <meta:editing-duration>PT37M37S</meta:editing-duration>
    <meta:editing-cycles>4</meta:editing-cycles>
    <meta:generator>LibreOffice/24.2.7.2$Linux_X86_64 LibreOffice_project/420$Build-2</meta:generator>
    <meta:keyword>tables</meta:keyword>
    <meta:keyword>cells rows</meta:keyword>
    <meta:keyword>predefined styles</meta:keyword>
    <dc:coverage>This script loads an ODT template, generates a table with styled headers and cells, fills it with some sample content (including check marks and pending tasks), and saves the output to a new ODT file.</dc:coverage>
    <dc:publisher>Walter Dietz</dc:publisher>
    <dc:rights>MIT</dc:rights>
    <dc:source>https://github.com/WaltDietzney/odt-template-engine</dc:source>
    <dc:subject>Create and Style a Simple Table in an ODT Template</dc:subject>
    <dc:title>Sample 15: Create and Style a Simple Table in an ODT Template</dc:title>
    <meta:document-statistic meta:table-count="0" meta:image-count="0" meta:object-count="0" meta:page-count="1" meta:paragraph-count="1" meta:word-count="1" meta:character-count="14" meta:non-whitespace-character-count="14"/>
  </office:meta>
</office:document-meta>
</file>